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b42a" officeooo:paragraph-rsid="0011b4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idos en Internet</text:p>
      <text:p text:style-name="P1">Redes sociales</text:p>
      <text:p text:style-name="P1">Twitter</text:p>
      <text:p text:style-name="P1">Instagram</text:p>
      <text:p text:style-name="P1">Facebook</text:p>
      <text:p text:style-name="P1">Pinterest1</text:p>
      <text:p text:style-name="P1">Google+</text:p>
      <text:p text:style-name="P1">LinkedIn2</text:p>
      <text:p text:style-name="P1">Tipos de información</text:p>
      <text:p text:style-name="P1">Texto</text:p>
      <text:p text:style-name="P1">Blogs</text:p>
      <text:p text:style-name="P1">Sitios web</text:p>
      <text:p text:style-name="P1">Periódicos digitales</text:p>
      <text:p text:style-name="P1">Hemerotecas</text:p>
      <text:p text:style-name="P1">Audio</text:p>
      <text:p text:style-name="P1">Radios online</text:p>
      <text:p text:style-name="P1">Podcasting</text:p>
      <text:p text:style-name="P1">Videos</text:p>
      <text:p text:style-name="P1">Televisores</text:p>
      <text:p text:style-name="P1">Videobloggers</text:p>
      <text:p text:style-name="P1">Microvideos</text:p>
      <text:p text:style-name="P1">Streaming</text:p>
      <text:p text:style-name="P1">El streaming es la distribución digital de multimedia a través de una red de computadoras de manera que el usuario consume el producto, generalmente archivo de video o audio, en paralelo mientras se descarga. La palabra streaming se refiere a una corriente continuada, que fluye sin interrupción.</text:p>
      <text:p text:style-name="P1">Este tipo de tecnología funciona mediante un búfer de datos que va almacenando lo que se va descargando en la estación del usuario para luego mostrarle el material descargado. Esto se contrapone al mecanismo de descarga de archivos, que requiere que el usuario descargue por completo los archivos para poder acceder a su contenido.</text:p>
      <text:p text:style-name="P1">El término se aplica habitualmente a la difusión de audio o vídeo. El streaming requiere una conexión por lo menos de igual ancho de banda que la tasa de transmisión del servicio. El streaming de vídeo se popularizó a fines de la década de 2000, cuando el ancho de banda se hizo lo suficientemente barato para gran parte de la población. Sin embargo, con la tecnología del streaming un archivo puede descargarse y reproducirse al mismo tiempo, con lo que el tiempo de espera es mín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21:24:15.245000000</meta:creation-date>
    <dc:date>2017-03-15T21:25:14.046000000</dc:date>
    <meta:editing-duration>P0D</meta:editing-duration>
    <meta:editing-cycles>1</meta:editing-cycles>
    <meta:document-statistic meta:table-count="0" meta:image-count="0" meta:object-count="0" meta:page-count="1" meta:paragraph-count="25" meta:word-count="217" meta:character-count="1347" meta:non-whitespace-character-count="1155"/>
    <meta:generator>LibreOffice/4.2.4.2$Windows_x86 LibreOffice_project/63150712c6d317d27ce2db16eb94c2f3d7b699f8</meta:generator>
  </office:meta>
</office:document-meta>
</file>